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12bf30" officeooo:paragraph-rsid="0012bf30"/>
    </style:style>
    <style:style style:name="P3" style:family="paragraph" style:parent-style-name="Standard">
      <style:paragraph-properties fo:line-height="115%" fo:text-align="justify" style:justify-single-word="false"/>
      <style:text-properties officeooo:paragraph-rsid="0012bf30"/>
    </style:style>
    <style:style style:name="P4" style:family="paragraph" style:parent-style-name="Standard">
      <style:paragraph-properties fo:line-height="115%" fo:text-align="justify" style:justify-single-word="false"/>
    </style:style>
    <style:style style:name="T1" style:family="text">
      <style:text-properties officeooo:rsid="0012dc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tab/><text:tab/><text:tab/><text:tab/><text:tab/><text:tab/><text:tab/><text:tab/>Nduvho Edward Ramashia</text:p>
      <text:p text:style-name="P3"><text:tab/><text:tab/><text:tab/><text:tab/><text:tab/><text:tab/><text:tab/><text:tab/><text:tab/>35 China Cres </text:p>
      <text:p text:style-name="P3"><text:tab/><text:tab/><text:tab/><text:tab/><text:tab/><text:tab/><text:tab/><text:tab/><text:tab/>Cosmo City</text:p>
      <text:p text:style-name="P3"><text:tab/><text:tab/><text:tab/><text:tab/><text:tab/><text:tab/><text:tab/><text:tab/><text:tab/>Roodepoort </text:p>
      <text:p text:style-name="P3"><text:tab/><text:tab/><text:tab/><text:tab/><text:tab/><text:tab/><text:tab/><text:tab/><text:tab/>2188</text:p>
      <text:p text:style-name="P4"/>
      <text:p text:style-name="P2"><text:tab/><text:tab/><text:tab/><text:tab/><text:tab/><text:tab/><text:tab/><text:tab/><text:tab/>28 November 2023</text:p>
      <text:p text:style-name="P4"/>
      <text:p text:style-name="P4">Scaw Union Junction - Johannesburg</text:p>
      <text:p text:style-name="P4">Black Reef Road</text:p>
      <text:p text:style-name="P4">Germiston 1401</text:p>
      <text:p text:style-name="P4">Johannesburg</text:p>
      <text:p text:style-name="P4">Gauteng</text:p>
      <text:p text:style-name="P4"/>
      <text:p text:style-name="P4">Dear <text:span text:style-name="T1">Scaw Recuiting team</text:span>,</text:p>
      <text:p text:style-name="P4"/>
      <text:p text:style-name="P4">I am writing to express my keen interest in Scaw Metals' Student Vacation Work Program, advertised for the period of 11 December 2023 to 19 January 2024.</text:p>
      <text:p text:style-name="P4"/>
      <text:p text:style-name="P4">As a dedicated tertiary student aspiring to contribute to the steel manufacturing industry, I am drawn to Scaw Metals' commitment to excellence. I am excited about the opportunity to gain practical experience in engineering roles within your esteemed organization.</text:p>
      <text:p text:style-name="P4"/>
      <text:p text:style-name="P4">My academic background has equipped me with a strong foundation in engineering principles, and I am eager to apply this knowledge in a real-world setting. I am confident that my adaptability, quick learning, and strong analytical skills align with the dynamic environment at Scaw Metals.</text:p>
      <text:p text:style-name="P4"/>
      <text:p text:style-name="P4">I am impressed by Scaw Metals' reputation for innovation and teamwork. I am eager to contribute to your success and learn from industry experts during the program.</text:p>
      <text:p text:style-name="P4"/>
      <text:p text:style-name="P4">Thank you for considering my application. I look forward to the opportunity to discuss how my skills and passion align with the goals of Scaw Metals.</text:p>
      <text:p text:style-name="P4"/>
      <text:p text:style-name="P4">Sincerely,</text:p>
      <text:p text:style-name="P4"/>
      <text:p text:style-name="P2">Nduvho Edward Ramashia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W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BW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3:46:16.998990008</meta:creation-date>
    <dc:date>2023-11-28T23:50:22.930928857</dc:date>
    <meta:editing-duration>PT4M6S</meta:editing-duration>
    <meta:editing-cycles>2</meta:editing-cycles>
    <meta:generator>LibreOffice/7.6.2.1$Linux_X86_64 LibreOffice_project/60$Build-1</meta:generator>
    <meta:document-statistic meta:table-count="0" meta:image-count="0" meta:object-count="0" meta:page-count="1" meta:paragraph-count="19" meta:word-count="197" meta:character-count="1287" meta:non-whitespace-character-count="1052"/>
  </office:meta>
</office:document-meta>
</file>